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in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1315in" svg:height="6.2929in" svg:x="0in" svg:y="8.776in">
            <draw:object draw:notify-on-update-of-ranges="Sheet1.A1:Sheet1.A1 Sheet1.A2:Sheet1.A10 Sheet1.B1:Sheet1.B1 Sheet1.B2:Sheet1.B10 Sheet1.C1:Sheet1.C1 Sheet1.C2:Sheet1.C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Number of Threads</text:p>
          </table:table-cell>
          <table:table-cell table:style-name="ce1" office:value-type="string" calcext:value-type="string">
            <text:p>MPI Only</text:p>
          </table:table-cell>
          <table:table-cell table:style-name="ce1" office:value-type="string" calcext:value-type="string">
            <text:p>Hybrid</text:p>
          </table:table-cell>
          <table:table-cell/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1" office:value-type="float" office:value="303.469221" calcext:value-type="float">
            <text:p>303.469221</text:p>
          </table:table-cell>
          <table:table-cell table:style-name="ce1" office:value-type="float" office:value="327.792787" calcext:value-type="float">
            <text:p>327.792787</text:p>
          </table:table-cell>
          <table:table-cell table:style-name="ce1"/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1" office:value-type="float" office:value="155.831404" calcext:value-type="float">
            <text:p>155.831404</text:p>
          </table:table-cell>
          <table:table-cell table:style-name="ce1" office:value-type="float" office:value="164.040071" calcext:value-type="float">
            <text:p>164.040071</text:p>
          </table:table-cell>
          <table:table-cell table:style-name="ce1"/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1" office:value-type="float" office:value="81.591507" calcext:value-type="float">
            <text:p>81.591507</text:p>
          </table:table-cell>
          <table:table-cell table:style-name="ce1" office:value-type="float" office:value="82.099667" calcext:value-type="float">
            <text:p>82.099667</text:p>
          </table:table-cell>
          <table:table-cell table:style-name="ce1"/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1" office:value-type="float" office:value="39.560405" calcext:value-type="float">
            <text:p>39.560405</text:p>
          </table:table-cell>
          <table:table-cell table:style-name="ce1" office:value-type="float" office:value="41.15853" calcext:value-type="float">
            <text:p>41.15853</text:p>
          </table:table-cell>
          <table:table-cell table:style-name="ce1"/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1" office:value-type="float" office:value="21.166697" calcext:value-type="float">
            <text:p>21.166697</text:p>
          </table:table-cell>
          <table:table-cell table:style-name="ce1" office:value-type="float" office:value="41.127681" calcext:value-type="float">
            <text:p>41.127681</text:p>
          </table:table-cell>
          <table:table-cell table:style-name="ce1"/>
        </table:table-row>
        <table:table-row table:style-name="ro2">
          <table:table-cell table:style-name="ce1" office:value-type="float" office:value="32" calcext:value-type="float">
            <text:p>32</text:p>
          </table:table-cell>
          <table:table-cell table:style-name="ce1" office:value-type="float" office:value="10.68734" calcext:value-type="float">
            <text:p>10.68734</text:p>
          </table:table-cell>
          <table:table-cell table:style-name="ce1" office:value-type="float" office:value="41.129318" calcext:value-type="float">
            <text:p>41.129318</text:p>
          </table:table-cell>
          <table:table-cell table:style-name="ce1"/>
        </table:table-row>
        <table:table-row table:style-name="ro2">
          <table:table-cell table:style-name="ce1" office:value-type="float" office:value="64" calcext:value-type="float">
            <text:p>64</text:p>
          </table:table-cell>
          <table:table-cell table:style-name="ce1" office:value-type="float" office:value="5.585385" calcext:value-type="float">
            <text:p>5.585385</text:p>
          </table:table-cell>
          <table:table-cell table:style-name="ce1" office:value-type="float" office:value="10.849883" calcext:value-type="float">
            <text:p>10.849883</text:p>
          </table:table-cell>
          <table:table-cell table:style-name="ce1"/>
        </table:table-row>
        <table:table-row table:style-name="ro2"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.728013" calcext:value-type="float">
            <text:p>2.728013</text:p>
          </table:table-cell>
          <table:table-cell table:style-name="ce1" office:value-type="float" office:value="5.265678" calcext:value-type="float">
            <text:p>5.265678</text:p>
          </table:table-cell>
          <table:table-cell table:style-name="ce1"/>
        </table:table-row>
        <table:table-row table:style-name="ro2"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1.528307" calcext:value-type="float">
            <text:p>1.528307</text:p>
          </table:table-cell>
          <table:table-cell table:style-name="ce1" office:value-type="float" office:value="4.714564" calcext:value-type="float">
            <text:p>4.714564</text:p>
          </table:table-cell>
          <table:table-cell table:style-name="ce1"/>
        </table:table-row>
        <table:table-row table:style-name="ro2" table:number-rows-repeated="75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6:44:44.867194405</meta:creation-date>
    <meta:print-date>2021-11-15T16:59:17.926245134</meta:print-date>
    <dc:date>2021-11-15T17:02:04.539998823</dc:date>
    <meta:editing-duration>PT7M9S</meta:editing-duration>
    <meta:editing-cycles>1</meta:editing-cycles>
    <meta:document-statistic meta:table-count="1" meta:cell-count="30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draw:stroke="dash" draw:stroke-dash="Long_20_Dash"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draw:stroke="dash" draw:stroke-dash="Long_20_Dash"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Long_20_Dash" svg:stroke-width="0.08cm" svg:stroke-color="#808080" draw:fill-color="#80808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75cm" svg:height="15.985cm" xlink:href=".." xlink:type="simple" chart:class="chart:line" chart:style-name="ch1">
        <chart:title svg:x="3.748cm" svg:y="0.455cm" chart:style-name="ch2">
          <text:p>Circuit Satisfiability on Borg (Log Scale)</text:p>
        </chart:title>
        <chart:subtitle svg:x="3.973cm" svg:y="1.553cm" chart:style-name="ch3">
          <text:p>Time (s) vs. Number of Processes/Threads</text:p>
        </chart:subtitle>
        <chart:legend chart:legend-position="end" svg:x="11.813cm" svg:y="14.684cm" style:legend-expansion="custom" chartooo:width="3.389cm" chartooo:height="1.096cm" style:legend-expansion-aspect-ratio="3.09215328467153" chart:style-name="ch4"/>
        <chart:plot-area chart:style-name="ch5" table:cell-range-address="Sheet1.A1:Sheet1.C10" chart:data-source-has-labels="both" svg:x="1.136cm" svg:y="2.554cm" svg:width="13.937cm" svg:height="12.128cm">
          <chartooo:coordinate-region svg:x="2.128cm" svg:y="2.754cm" svg:width="12.665cm" svg:height="11.281cm"/>
          <chart:axis chart:dimension="x" chart:name="primary-x" chart:style-name="ch6" chartooo:axis-type="auto">
            <chartooo:date-scale/>
            <chart:title svg:x="2.243cm" svg:y="15.001cm" chart:style-name="ch7">
              <text:p>Number of Processes (MPI Only)/Threads (Hybrid)</text:p>
            </chart:title>
            <chart:categories table:cell-range-address="Sheet1.A2:Sheet1.A10"/>
          </chart:axis>
          <chart:axis chart:dimension="y" chart:name="primary-y" chart:style-name="ch8">
            <chart:title svg:x="0.265cm" svg:y="9.257cm" chart:style-name="ch9">
              <text:p>Time (s)</text:p>
            </chart:title>
            <chart:grid chart:style-name="ch10" chart:class="major"/>
          </chart:axis>
          <chart:series chart:style-name="ch11" chart:values-cell-range-address="Sheet1.B2:Sheet1.B10" chart:label-cell-address="Sheet1.B1:Sheet1.B1" chart:class="chart:line">
            <chart:data-point chart:repeated="9"/>
          </chart:series>
          <chart:series chart:style-name="ch12" chart:values-cell-range-address="Sheet1.C2:Sheet1.C10" chart:label-cell-address="Sheet1.C1:Sheet1.C1" chart:class="chart:line">
            <chart:data-point chart:repeated="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PI Only</text:p>
                <draw:g>
                  <svg:desc>Sheet1.B1:Sheet1.B1</svg:desc>
                </draw:g>
              </table:table-cell>
              <table:table-cell office:value-type="string">
                <text:p>Hybrid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0</svg:desc>
                </draw:g>
              </table:table-cell>
              <table:table-cell office:value-type="float" office:value="303.469221">
                <text:p>303.469221</text:p>
                <draw:g>
                  <svg:desc>Sheet1.B2:Sheet1.B10</svg:desc>
                </draw:g>
              </table:table-cell>
              <table:table-cell office:value-type="float" office:value="327.792787">
                <text:p>327.792787</text:p>
                <draw:g>
                  <svg:desc>Sheet1.C2:Sheet1.C10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5.831404">
                <text:p>155.831404</text:p>
              </table:table-cell>
              <table:table-cell office:value-type="float" office:value="164.040071">
                <text:p>164.0400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1.591507">
                <text:p>81.591507</text:p>
              </table:table-cell>
              <table:table-cell office:value-type="float" office:value="82.099667">
                <text:p>82.099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39.560405">
                <text:p>39.560405</text:p>
              </table:table-cell>
              <table:table-cell office:value-type="float" office:value="41.15853">
                <text:p>41.1585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1.166697">
                <text:p>21.166697</text:p>
              </table:table-cell>
              <table:table-cell office:value-type="float" office:value="41.127681">
                <text:p>41.127681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0.68734">
                <text:p>10.68734</text:p>
              </table:table-cell>
              <table:table-cell office:value-type="float" office:value="41.129318">
                <text:p>41.12931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5.585385">
                <text:p>5.585385</text:p>
              </table:table-cell>
              <table:table-cell office:value-type="float" office:value="10.849883">
                <text:p>10.84988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2.728013">
                <text:p>2.728013</text:p>
              </table:table-cell>
              <table:table-cell office:value-type="float" office:value="5.265678">
                <text:p>5.26567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.528307">
                <text:p>1.528307</text:p>
              </table:table-cell>
              <table:table-cell office:value-type="float" office:value="4.714564">
                <text:p>4.71456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